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c7b7" officeooo:paragraph-rsid="001cc7b7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c7b7" officeooo:paragraph-rsid="001cc7b7" style:font-weight-asian="normal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Arial" fo:font-weight="normal" officeooo:rsid="001cbf78" officeooo:paragraph-rsid="001cc7b7" style:font-weight-asian="normal" style:font-weight-complex="normal"/>
    </style:style>
    <style:style style:name="P5" style:family="paragraph" style:parent-style-name="Text_20_body">
      <style:paragraph-properties fo:line-height="100%"/>
      <style:text-properties style:font-name="Arial" fo:font-weight="normal" officeooo:rsid="001cbf78" officeooo:paragraph-rsid="001cc7b7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fo:font-weight="normal" officeooo:rsid="0025cc6f" officeooo:paragraph-rsid="0025cc6f" style:font-weight-asian="normal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officeooo:paragraph-rsid="001cc7b7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cc7b7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fo:font-weight="bold" officeooo:rsid="001e0f3a" officeooo:paragraph-rsid="001e0f3a" style:font-weight-asian="bold" style:font-weight-complex="bold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" officeooo:rsid="001cc7b7" officeooo:paragraph-rsid="00207ef7"/>
    </style:style>
    <style:style style:name="P12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e0f3a" officeooo:paragraph-rsid="001e0f3a" style:font-weight-asian="normal" style:font-weight-complex="normal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e0f3a" officeooo:paragraph-rsid="00291b07" style:font-weight-asian="normal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Arial" fo:font-weight="normal" officeooo:rsid="001f9304" officeooo:paragraph-rsid="001e5c9a" style:font-weight-asian="normal" style:font-weight-complex="normal"/>
    </style:style>
    <style:style style:name="P16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2c2e9d" officeooo:paragraph-rsid="002c2e9d" style:font-weight-asian="normal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Arial" fo:font-weight="normal" officeooo:rsid="002c2e9d" officeooo:paragraph-rsid="002c2e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ef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officeooo:rsid="001e0f3a"/>
    </style:style>
    <style:style style:name="T7" style:family="text">
      <style:text-properties officeooo:rsid="00207ef7"/>
    </style:style>
    <style:style style:name="T8" style:family="text">
      <style:text-properties officeooo:rsid="0023f01a"/>
    </style:style>
    <style:style style:name="T9" style:family="text">
      <style:text-properties officeooo:rsid="0027ae50"/>
    </style:style>
    <style:style style:name="T10" style:family="text">
      <style:text-properties officeooo:rsid="002c2e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14</text:span>. <text:span text:style-name="T7">Pravljenje naloga za plaćanje</text:span></text:p>
      <text:p text:style-name="P3"/>
      <text:p text:style-name="P3"/>
      <text:p text:style-name="P2"/>
      <text:p text:style-name="P7"><text:span text:style-name="T3">1)Kratak opis</text:span>:</text:p>
      <text:p text:style-name="P11"><text:span text:style-name="T7">Pravljenje naloga za plaćanje </text:span>je slu<text:span text:style-name="T7">č</text:span>aj upotrebe u <text:span text:style-name="T7">kojem</text:span> se formalizuje način na koji se vrši <text:span text:style-name="T7">pravljenje</text:span> jednog <text:span text:style-name="T7">naloga</text:span> za pla<text:span text:style-name="T6">ć</text:span>anje. <text:span text:style-name="T7">Kreiranje naloga</text:span> vrši <text:span text:style-name="T7">blagajnik. Blagajnik <text:s/>obračunava troškove aranžmana (smeštaj, prevoz…) I na osnovi tih informacija kreira nalog.</text:span></text:p>
      <text:p text:style-name="P8">2)Učesnici<text:span text:style-name="T1">:</text:span></text:p>
      <text:p text:style-name="P10"><text:span text:style-name="T2">Blagajnik</text:span><text:span text:style-name="T1">.</text:span></text:p>
      <text:p text:style-name="P8">3)Preduslov<text:span text:style-name="T1">:</text:span></text:p>
      <text:p text:style-name="P6">Preduslov je postojanje aranžmana za koji se pravi nalog.</text:p>
      <text:p text:style-name="P8">4)Postuslovi<text:span text:style-name="T1">:</text:span></text:p>
      <text:p text:style-name="P17">Stanje u sistemu je ažurirano.</text:p>
      <text:p text:style-name="P9">5)Osnovni tok<text:span text:style-name="T1">:</text:span></text:p>
      <text:list xml:id="list2472094747573592745" text:style-name="L1">
        <text:list-item>
          <text:p text:style-name="P13"><text:span text:style-name="T9">Blagajnik uzima</text:span> iz baze podataka jedan od <text:span text:style-name="T9">aranžmana</text:span>.</text:p>
        </text:list-item>
        <text:list-item>
          <text:p text:style-name="P14"><text:span text:style-name="T9">Blagajnik vrši obračun troškova aranžmana smeštaja.</text:span></text:p>
        </text:list-item>
        <text:list-item>
          <text:p text:style-name="P14"><text:span text:style-name="T9">Blagajnik vrši obračun troškova aranžmana prevoza.</text:span></text:p>
        </text:list-item>
        <text:list-item>
          <text:p text:style-name="P16">Blagajnik unosi troškove aranžmana smeštaja u nalog.</text:p>
        </text:list-item>
        <text:list-item>
          <text:p text:style-name="P16">Blagajnik unosi troškove prevoza u nalog.</text:p>
        </text:list-item>
        <text:list-item>
          <text:p text:style-name="P16">Blagajnik na osnovu nalog unosi podatke u sistem.</text:p>
        </text:list-item>
        <text:list-item>
          <text:p text:style-name="P16">Sistem evidentira promene I postavlja stanje naloga u “neizmireno”. </text:p>
        </text:list-item>
      </text:list>
      <text:p text:style-name="P12"><text:span text:style-name="T4">6)Alternativni tokovi</text:span><text:span text:style-name="T5">:</text:span></text:p>
      <text:p text:style-name="P15"><text:span text:style-name="T10">Nema.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24:09.506146622</meta:creation-date>
    <meta:generator>LibreOffice/5.1.6.2$Linux_X86_64 LibreOffice_project/10m0$Build-2</meta:generator>
    <dc:date>2017-11-26T20:13:51.114583915</dc:date>
    <meta:editing-duration>PT2H1M28S</meta:editing-duration>
    <meta:editing-cycles>10</meta:editing-cycles>
    <meta:document-statistic meta:table-count="0" meta:image-count="0" meta:object-count="0" meta:page-count="1" meta:paragraph-count="19" meta:word-count="125" meta:character-count="864" meta:non-whitespace-character-count="763"/>
  </office:meta>
</office:document-meta>
</file>